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61in" style:rel-column-width="2428*"/>
    </style:style>
    <style:style style:name="Table1.B" style:family="table-column">
      <style:table-column-properties style:column-width="2.566in" style:rel-column-width="3695*"/>
    </style:style>
    <style:style style:name="Table1.C" style:family="table-column">
      <style:table-column-properties style:column-width="2.6729in" style:rel-column-width="384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154f" officeooo:paragraph-rsid="0006154f"/>
    </style:style>
    <style:style style:name="P2" style:family="paragraph" style:parent-style-name="Standard">
      <style:paragraph-properties fo:text-align="center" style:justify-single-word="false"/>
      <style:text-properties officeooo:rsid="0006154f" officeooo:paragraph-rsid="0006154f"/>
    </style:style>
    <style:style style:name="P3" style:family="paragraph" style:parent-style-name="Standard">
      <style:text-properties officeooo:rsid="0006154f" officeooo:paragraph-rsid="00071e0c"/>
    </style:style>
    <style:style style:name="P4" style:family="paragraph" style:parent-style-name="Standard">
      <style:text-properties officeooo:rsid="0006154f" officeooo:paragraph-rsid="0007550a"/>
    </style:style>
    <style:style style:name="P5" style:family="paragraph" style:parent-style-name="Standard">
      <style:text-properties fo:font-style="italic" officeooo:rsid="0006154f" officeooo:paragraph-rsid="0006154f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6154f" officeooo:paragraph-rsid="0006154f" style:font-weight-asian="bold" style:font-weight-complex="bold"/>
    </style:style>
    <style:style style:name="P7" style:family="paragraph" style:parent-style-name="Standard">
      <style:text-properties officeooo:rsid="00071e0c" officeooo:paragraph-rsid="00071e0c"/>
    </style:style>
    <style:style style:name="P8" style:family="paragraph" style:parent-style-name="Standard">
      <style:text-properties officeooo:rsid="0007550a" officeooo:paragraph-rsid="0007550a"/>
    </style:style>
    <style:style style:name="P9" style:family="paragraph" style:parent-style-name="Standard">
      <style:text-properties fo:font-size="10pt" officeooo:rsid="0007550a" officeooo:paragraph-rsid="0007550a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officeooo:paragraph-rsid="00071e0c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6154f"/>
    </style:style>
    <style:style style:name="T2" style:family="text">
      <style:text-properties style:text-position="super 58%" officeooo:rsid="0007550a"/>
    </style:style>
    <style:style style:name="T3" style:family="text">
      <style:text-properties officeooo:rsid="00071e0c"/>
    </style:style>
    <style:style style:name="T4" style:family="text">
      <style:text-properties style:text-position="sub 58%"/>
    </style:style>
    <style:style style:name="T5" style:family="text">
      <style:text-properties officeooo:rsid="0007550a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755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istential Path in<text:line-break/>Boolean Path Semantics</text:p>
      <text:p text:style-name="P2">by Sven Nilsen, 2018</text:p>
      <text:p text:style-name="P1"/>
      <text:p text:style-name="P5">Boolean Path Semantics is path semantics restricted to functions of type `bool<text:span text:style-name="T2">N</text:span> → bool`. In this paper I describe an interpretation of the existential path in Boolean Path Semantics for theorem proving.</text:p>
      <text:p text:style-name="P1"/>
      <text:p text:style-name="P3">The existential path `∃f{∀f}` in Boolean Path Semantics is a function that tells what `f` returns, constrained by `∀f` <text:span text:style-name="T3">(if `f` is a constrained function, then `</text:span>∀f<text:span text:style-name="T3">` is associated with `f`)</text:span>:</text:p>
      <text:p text:style-name="P1"/>
      <text:p text:style-name="P1"><text:tab/>∃f{∀f} : bool → bool</text:p>
      <text:p text:style-name="P1"/>
      <text:p text:style-name="P1"><text:tab/>f : bool<text:span text:style-name="T2">N</text:span> → bool</text:p>
      <text:p text:style-name="P1"><text:tab/>∀f : bool<text:span text:style-name="T2">N</text:span> → bool</text:p>
      <text:p text:style-name="P1"/>
      <text:p text:style-name="P1">One way to interpret `∃f{∀f}` is as a more general proof than proving something to be true:</text:p>
      <text:p text:style-name="P1"/>
      <text:p text:style-name="P3"><text:tab/>(∃f{∀f})(false) =&gt; ∃ x : ∀f { ¬f(x) }<text:tab/><text:tab/>“`f` returns `false` for some values of `∀f`”</text:p>
      <text:p text:style-name="P3"><text:tab/>(∃f{∀f})(true) =&gt; ∃ x : ∀f { f(x) }<text:tab/><text:tab/>“`f` returns `true` for some values of `∀f`”</text:p>
      <text:p text:style-name="P1"/>
      <text:p text:style-name="P4"><text:span text:style-name="T7">`x : bool</text:span><text:span text:style-name="T2">N</text:span><text:span text:style-name="T7">` can be e.g. any data that fits in `N` bits of computer memory.</text:span></text:p>
      <text:p text:style-name="P1">These truth values can be combined to <text:span text:style-name="T3">obtain more information than a normal proof does: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>(∃f{∀f})(false)</text:p>
          </table:table-cell>
          <table:table-cell table:style-name="Table1.C1" office:value-type="string">
            <text:p text:style-name="P6">¬(∃f{∀f})(false)</text:p>
          </table:table-cell>
        </table:table-row>
        <table:table-row>
          <table:table-cell table:style-name="Table1.A2" office:value-type="string">
            <text:p text:style-name="P6">(∃f{∀f})(true)</text:p>
          </table:table-cell>
          <table:table-cell table:style-name="Table1.A2" office:value-type="string">
            <text:p text:style-name="P10">∃ <text:span text:style-name="T1">x : ∀f { f(x) } ∧ ∃ x : ∀f { ¬f(x) }</text:span></text:p>
          </table:table-cell>
          <table:table-cell table:style-name="Table1.C2" office:value-type="string">
            <text:p text:style-name="P10">∀ <text:span text:style-name="T3">x : ∀f { f(x) }</text:span></text:p>
          </table:table-cell>
        </table:table-row>
        <table:table-row>
          <table:table-cell table:style-name="Table1.A2" office:value-type="string">
            <text:p text:style-name="P6">¬(∃f{∀f})(true)</text:p>
          </table:table-cell>
          <table:table-cell table:style-name="Table1.A2" office:value-type="string">
            <text:p text:style-name="P10">∀ <text:span text:style-name="T3">x : ∀f { ¬f(x) }</text:span></text:p>
          </table:table-cell>
          <table:table-cell table:style-name="Table1.C2" office:value-type="string">
            <text:p text:style-name="P10">¬∃ <text:span text:style-name="T3">x : ∀f { f(x) } ∧ ¬∃ x : ∀f { ¬f(x) }</text:span></text:p>
          </table:table-cell>
        </table:table-row>
      </table:table>
      <text:p text:style-name="P1"/>
      <text:p text:style-name="P7">Each of these statements corresponds to a function of type `bool → bool`. There are 4 such functions:</text:p>
      <text:p text:style-name="P7"/>
      <text:p text:style-name="P7"><text:tab/>(<text:span text:style-name="T1">∃f{∀f} &lt;</text:span>=&gt; false<text:span text:style-name="T4">1</text:span>) <text:span text:style-name="T5">&lt;</text:span>=&gt; ¬∃ x : ∀f { f(x) } ∧ ¬∃ x : ∀f { ¬f(x) }</text:p>
      <text:p text:style-name="P7"><text:tab/>(<text:span text:style-name="T1">∃f{∀f} &lt;</text:span>=&gt; not) <text:span text:style-name="T5">&lt;</text:span>=&gt; ∀ x : ∀f { ¬f(x) }</text:p>
      <text:p text:style-name="P7"><text:tab/>(<text:span text:style-name="T1">∃f{∀f} &lt;</text:span>=&gt; id) <text:span text:style-name="T5">&lt;</text:span>=&gt; ∀ x : ∀f { f(x) }</text:p>
      <text:p text:style-name="P7"><text:tab/>(<text:span text:style-name="T1">∃f{∀f} &lt;</text:span>=&gt; true<text:span text:style-name="T4">1</text:span>) <text:span text:style-name="T5">&lt;</text:span>=&gt; ∃ <text:span text:style-name="T1">x : ∀f { f(x) } ∧ ∃ x : ∀f { ¬f(x) }</text:span></text:p>
      <text:p text:style-name="P7"/>
      <text:p text:style-name="P8">With other words, to prove something, one must show that:</text:p>
      <text:p text:style-name="P8"/>
      <text:p text:style-name="P8"><text:tab/><text:span text:style-name="T1">∃f{∀f} </text:span>&lt;<text:span text:style-name="T1">=&gt; id</text:span></text:p>
      <text:p text:style-name="P8"/>
      <text:p text:style-name="P8">Since this is equivalent to:</text:p>
      <text:p text:style-name="P8"/>
      <text:p text:style-name="P8"><text:tab/><text:span text:style-name="T3">∀ x : ∀f { f(x) }</text:span></text:p>
      <text:p text:style-name="P9"/>
      <text:p text:style-name="P8">Here, `<text:span text:style-name="T3">∀f</text:span>` can be thought of as an assumption and `f` as statement holding under that assumption.</text:p>
      <text:p text:style-name="P8">It can also be thought of as a data structure and `f` as a property that is true for that data stru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5:15:00.768858000</meta:creation-date>
    <dc:date>2018-10-28T15:48:37.080393000</dc:date>
    <meta:editing-duration>PT1M43S</meta:editing-duration>
    <meta:editing-cycles>1</meta:editing-cycles>
    <meta:document-statistic meta:table-count="1" meta:image-count="0" meta:object-count="0" meta:page-count="1" meta:paragraph-count="31" meta:word-count="360" meta:character-count="1725" meta:non-whitespace-character-count="1383"/>
    <meta:generator>LibreOffice/5.1.2.2$MacOSX_X86_64 LibreOffice_project/d3bf12ecb743fc0d20e0be0c58ca359301eb705f</meta:generator>
  </office:meta>
</office:document-meta>
</file>